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72046" officeooo:paragraph-rsid="00172046" style:font-weight-asian="bold" style:font-weight-complex="bold"/>
    </style:style>
    <style:style style:name="P2" style:family="paragraph" style:parent-style-name="Standard">
      <style:text-properties fo:font-weight="normal" officeooo:rsid="00155bbf" officeooo:paragraph-rsid="00155bbf" style:font-weight-asian="normal" style:font-weight-complex="normal"/>
    </style:style>
    <style:style style:name="P3" style:family="paragraph" style:parent-style-name="Standard">
      <style:text-properties fo:font-size="20pt" fo:font-weight="bold" officeooo:rsid="00155bbf" officeooo:paragraph-rsid="00155bbf"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weight="bold" officeooo:rsid="00172046" officeooo:paragraph-rsid="00172046" style:font-weight-asian="bold" style:font-weight-complex="bold"/>
    </style:style>
    <style:style style:name="P5" style:family="paragraph" style:parent-style-name="Standard" style:list-style-name="L1">
      <style:paragraph-properties fo:text-align="justify" style:justify-single-word="false"/>
      <style:text-properties fo:font-weight="bold" officeooo:rsid="00172046" officeooo:paragraph-rsid="00172046" style:font-weight-asian="bold" style:font-weight-complex="bold"/>
    </style:style>
    <style:style style:name="P6" style:family="paragraph" style:parent-style-name="Standard">
      <style:paragraph-properties fo:text-align="justify" style:justify-single-word="false"/>
      <style:text-properties fo:font-weight="normal" officeooo:rsid="001d41aa" officeooo:paragraph-rsid="001d41aa" style:font-weight-asian="normal" style:font-weight-complex="normal"/>
    </style:style>
    <style:style style:name="P7" style:family="paragraph" style:parent-style-name="Standard" style:list-style-name="L3">
      <style:paragraph-properties fo:text-align="justify" style:justify-single-word="false"/>
      <style:text-properties fo:font-weight="normal" officeooo:rsid="001d41aa" officeooo:paragraph-rsid="001d41aa" style:font-weight-asian="normal" style:font-weight-complex="normal"/>
    </style:style>
    <style:style style:name="P8" style:family="paragraph" style:parent-style-name="Standard">
      <style:paragraph-properties fo:text-align="justify" style:justify-single-word="false"/>
      <style:text-properties fo:font-weight="normal" officeooo:rsid="0028b6ad" officeooo:paragraph-rsid="0028b6ad" style:font-weight-asian="normal" style:font-weight-complex="normal"/>
    </style:style>
    <style:style style:name="P9" style:family="paragraph" style:parent-style-name="Standard">
      <style:paragraph-properties fo:text-align="justify" style:justify-single-word="false"/>
      <style:text-properties fo:font-weight="normal" officeooo:rsid="002cf2d8" officeooo:paragraph-rsid="002cf2d8" style:font-weight-asian="normal" style:font-weight-complex="normal"/>
    </style:style>
    <style:style style:name="P10" style:family="paragraph" style:parent-style-name="Standard">
      <style:paragraph-properties fo:text-align="justify" style:justify-single-word="false"/>
      <style:text-properties fo:font-weight="normal" officeooo:rsid="002ecd7a" officeooo:paragraph-rsid="002ecd7a" style:font-weight-asian="normal" style:font-weight-complex="normal"/>
    </style:style>
    <style:style style:name="P11" style:family="paragraph" style:parent-style-name="Standard">
      <style:paragraph-properties fo:text-align="justify" style:justify-single-word="false"/>
      <style:text-properties fo:font-weight="normal" officeooo:rsid="0030be04" officeooo:paragraph-rsid="002f90a1" style:font-weight-asian="normal" style:font-weight-complex="normal"/>
    </style:style>
    <style:style style:name="P12" style:family="paragraph" style:parent-style-name="Standard">
      <style:paragraph-properties fo:text-align="justify" style:justify-single-word="false"/>
      <style:text-properties fo:font-weight="normal" officeooo:rsid="00329925" officeooo:paragraph-rsid="00315e76" style:font-weight-asian="normal" style:font-weight-complex="normal"/>
    </style:style>
    <style:style style:name="P13" style:family="paragraph" style:parent-style-name="Standard">
      <style:paragraph-properties fo:text-align="justify" style:justify-single-word="false"/>
      <style:text-properties fo:font-weight="normal" officeooo:rsid="00329925" officeooo:paragraph-rsid="00329925" style:font-weight-asian="normal" style:font-weight-complex="normal"/>
    </style:style>
    <style:style style:name="P14" style:family="paragraph" style:parent-style-name="Standard" style:list-style-name="L4">
      <style:paragraph-properties fo:text-align="justify" style:justify-single-word="false"/>
      <style:text-properties fo:font-weight="normal" officeooo:rsid="0033631d" officeooo:paragraph-rsid="0033631d" style:font-weight-asian="normal" style:font-weight-complex="normal"/>
    </style:style>
    <style:style style:name="P15" style:family="paragraph" style:parent-style-name="Standard">
      <style:paragraph-properties fo:text-align="justify" style:justify-single-word="false"/>
      <style:text-properties fo:font-weight="normal" officeooo:rsid="0033631d" officeooo:paragraph-rsid="0033631d" style:font-weight-asian="normal" style:font-weight-complex="normal"/>
    </style:style>
    <style:style style:name="P16" style:family="paragraph" style:parent-style-name="Standard">
      <style:paragraph-properties fo:text-align="justify" style:justify-single-word="false"/>
      <style:text-properties fo:font-weight="normal" officeooo:rsid="0034d289" officeooo:paragraph-rsid="0034d289" style:font-weight-asian="normal" style:font-weight-complex="normal"/>
    </style:style>
    <style:style style:name="P17" style:family="paragraph" style:parent-style-name="Standard">
      <style:paragraph-properties fo:text-align="justify" style:justify-single-word="false"/>
      <style:text-properties fo:font-weight="normal" officeooo:rsid="00362de2" officeooo:paragraph-rsid="00362de2" style:font-weight-asian="normal" style:font-weight-complex="normal"/>
    </style:style>
    <style:style style:name="P18" style:family="paragraph" style:parent-style-name="Standard">
      <style:text-properties fo:font-weight="normal" officeooo:rsid="00378494" officeooo:paragraph-rsid="00378494" style:font-weight-asian="normal" style:font-weight-complex="normal"/>
    </style:style>
    <style:style style:name="P19" style:family="paragraph" style:parent-style-name="Standard">
      <style:paragraph-properties fo:text-align="justify" style:justify-single-word="false"/>
      <style:text-properties fo:font-weight="normal" officeooo:rsid="00378494" officeooo:paragraph-rsid="003978a7" style:font-weight-asian="normal" style:font-weight-complex="normal"/>
    </style:style>
    <style:style style:name="P20" style:family="paragraph" style:parent-style-name="Standard">
      <style:paragraph-properties fo:text-align="justify" style:justify-single-word="false"/>
      <style:text-properties fo:font-weight="normal" officeooo:rsid="003978a7" officeooo:paragraph-rsid="003978a7" style:font-weight-asian="normal" style:font-weight-complex="normal"/>
    </style:style>
    <style:style style:name="P21" style:family="paragraph" style:parent-style-name="Standard" style:list-style-name="L5">
      <style:paragraph-properties fo:text-align="justify" style:justify-single-word="false"/>
      <style:text-properties fo:font-weight="normal" officeooo:rsid="003978a7" officeooo:paragraph-rsid="003978a7" style:font-weight-asian="normal" style:font-weight-complex="normal"/>
    </style:style>
    <style:style style:name="P22" style:family="paragraph" style:parent-style-name="Standard">
      <style:paragraph-properties fo:text-align="justify" style:justify-single-word="false"/>
      <style:text-properties fo:font-weight="normal" officeooo:rsid="001acb19" officeooo:paragraph-rsid="001acb19" style:font-weight-asian="normal" style:font-weight-complex="normal"/>
    </style:style>
    <style:style style:name="P23" style:family="paragraph" style:parent-style-name="Standard">
      <style:paragraph-properties fo:text-align="justify" style:justify-single-word="false"/>
      <style:text-properties fo:font-weight="normal" officeooo:rsid="001cb211" officeooo:paragraph-rsid="001cb211" style:font-weight-asian="normal" style:font-weight-complex="normal"/>
    </style:style>
    <style:style style:name="P24" style:family="paragraph" style:parent-style-name="Standard">
      <style:paragraph-properties fo:text-align="justify" style:justify-single-word="false"/>
      <style:text-properties fo:font-weight="normal" officeooo:rsid="001d04d2" officeooo:paragraph-rsid="001d04d2" style:font-weight-asian="normal" style:font-weight-complex="normal"/>
    </style:style>
    <style:style style:name="P25" style:family="paragraph" style:parent-style-name="Standard">
      <style:paragraph-properties fo:text-align="justify" style:justify-single-word="false"/>
      <style:text-properties fo:font-weight="normal" officeooo:rsid="001d0919" officeooo:paragraph-rsid="001d0919" style:font-weight-asian="normal" style:font-weight-complex="normal"/>
    </style:style>
    <style:style style:name="P26" style:family="paragraph" style:parent-style-name="Standard">
      <style:paragraph-properties fo:text-align="justify" style:justify-single-word="false"/>
      <style:text-properties fo:font-weight="normal" officeooo:rsid="00155bbf" officeooo:paragraph-rsid="00155bbf" style:font-weight-asian="normal" style:font-weight-complex="normal"/>
    </style:style>
    <style:style style:name="P27" style:family="paragraph" style:parent-style-name="Standard">
      <style:paragraph-properties fo:text-align="justify" style:justify-single-word="false"/>
      <style:text-properties fo:font-weight="normal" officeooo:rsid="00172046" officeooo:paragraph-rsid="00172046" style:font-weight-asian="normal" style:font-weight-complex="normal"/>
    </style:style>
    <style:style style:name="P28" style:family="paragraph" style:parent-style-name="Standard">
      <style:paragraph-properties fo:text-align="justify" style:justify-single-word="false"/>
      <style:text-properties fo:font-weight="normal" officeooo:rsid="0021e133" officeooo:paragraph-rsid="0021e133" style:font-weight-asian="normal" style:font-weight-complex="normal"/>
    </style:style>
    <style:style style:name="P29" style:family="paragraph" style:parent-style-name="Standard">
      <style:paragraph-properties fo:text-align="justify" style:justify-single-word="false"/>
      <style:text-properties fo:font-weight="normal" officeooo:rsid="0022c3af" officeooo:paragraph-rsid="0022c3af" style:font-weight-asian="normal" style:font-weight-complex="normal"/>
    </style:style>
    <style:style style:name="P30" style:family="paragraph" style:parent-style-name="Standard">
      <style:paragraph-properties fo:text-align="justify" style:justify-single-word="false"/>
      <style:text-properties fo:font-weight="normal" officeooo:rsid="00270247" officeooo:paragraph-rsid="00270247" style:font-weight-asian="normal" style:font-weight-complex="normal"/>
    </style:style>
    <style:style style:name="P31" style:family="paragraph" style:parent-style-name="Standard">
      <style:paragraph-properties fo:text-align="justify" style:justify-single-word="false"/>
      <style:text-properties fo:font-weight="normal" officeooo:rsid="002863a7" officeooo:paragraph-rsid="002863a7" style:font-weight-asian="normal" style:font-weight-complex="normal"/>
    </style:style>
    <style:style style:name="P32" style:family="paragraph" style:parent-style-name="Standard">
      <style:paragraph-properties fo:text-align="justify" style:justify-single-word="false"/>
      <style:text-properties fo:font-weight="normal" officeooo:rsid="0028966d" officeooo:paragraph-rsid="0028966d" style:font-weight-asian="normal" style:font-weight-complex="normal"/>
    </style:style>
    <style:style style:name="P33" style:family="paragraph" style:parent-style-name="Standard" style:list-style-name="L5">
      <style:paragraph-properties fo:text-align="justify" style:justify-single-word="false"/>
      <style:text-properties fo:font-weight="normal" officeooo:rsid="003ae881" officeooo:paragraph-rsid="003ae881" style:font-weight-asian="normal" style:font-weight-complex="normal"/>
    </style:style>
    <style:style style:name="P34" style:family="paragraph" style:parent-style-name="Standard" style:list-style-name="L5">
      <style:paragraph-properties fo:text-align="justify" style:justify-single-word="false"/>
      <style:text-properties fo:font-weight="normal" officeooo:rsid="003c1457" officeooo:paragraph-rsid="003c1457" style:font-weight-asian="normal" style:font-weight-complex="normal"/>
    </style:style>
    <style:style style:name="P35" style:family="paragraph" style:parent-style-name="Standard" style:list-style-name="L5">
      <style:paragraph-properties fo:text-align="justify" style:justify-single-word="false"/>
      <style:text-properties fo:font-weight="normal" officeooo:rsid="003c8944" officeooo:paragraph-rsid="003c8944" style:font-weight-asian="normal" style:font-weight-complex="normal"/>
    </style:style>
    <style:style style:name="P36" style:family="paragraph" style:parent-style-name="Standard">
      <style:paragraph-properties fo:text-align="justify" style:justify-single-word="false"/>
      <style:text-properties fo:font-weight="normal" officeooo:rsid="003c8944" officeooo:paragraph-rsid="003c8944" style:font-weight-asian="normal" style:font-weight-complex="normal"/>
    </style:style>
    <style:style style:name="P37" style:family="paragraph" style:parent-style-name="Standard">
      <style:paragraph-properties fo:text-align="justify" style:justify-single-word="false"/>
      <style:text-properties fo:font-weight="normal" officeooo:rsid="003e6d6c" officeooo:paragraph-rsid="003e6d6c" style:font-weight-asian="normal" style:font-weight-complex="normal"/>
    </style:style>
    <style:style style:name="P38" style:family="paragraph" style:parent-style-name="Standard">
      <style:paragraph-properties fo:text-align="justify" style:justify-single-word="false"/>
      <style:text-properties fo:font-weight="normal" officeooo:rsid="003e6d6c" officeooo:paragraph-rsid="00408293" style:font-weight-asian="normal" style:font-weight-complex="normal"/>
    </style:style>
    <style:style style:name="P39" style:family="paragraph" style:parent-style-name="Standard">
      <style:paragraph-properties fo:text-align="justify" style:justify-single-word="false"/>
      <style:text-properties fo:font-weight="normal" officeooo:rsid="00408293" officeooo:paragraph-rsid="00408293" style:font-weight-asian="normal" style:font-weight-complex="normal"/>
    </style:style>
    <style:style style:name="P40" style:family="paragraph" style:parent-style-name="Standard">
      <style:paragraph-properties fo:text-align="justify" style:justify-single-word="false"/>
      <style:text-properties fo:font-weight="normal" officeooo:rsid="0041ec79" officeooo:paragraph-rsid="0041ec79" style:font-weight-asian="normal" style:font-weight-complex="normal"/>
    </style:style>
    <style:style style:name="P41" style:family="paragraph" style:parent-style-name="Standard">
      <style:paragraph-properties fo:text-align="justify" style:justify-single-word="false"/>
      <style:text-properties fo:font-weight="normal" officeooo:rsid="00425af7" officeooo:paragraph-rsid="00425af7" style:font-weight-asian="normal" style:font-weight-complex="normal"/>
    </style:style>
    <style:style style:name="P42" style:family="paragraph" style:parent-style-name="Standard">
      <style:paragraph-properties fo:text-align="justify" style:justify-single-word="false"/>
      <style:text-properties fo:font-weight="normal" officeooo:rsid="0042e11e" officeooo:paragraph-rsid="0042e11e" style:font-weight-asian="normal" style:font-weight-complex="normal"/>
    </style:style>
    <style:style style:name="P43" style:family="paragraph" style:parent-style-name="Standard">
      <style:paragraph-properties fo:text-align="justify" style:justify-single-word="false"/>
      <style:text-properties fo:font-weight="normal" officeooo:rsid="0043f065" officeooo:paragraph-rsid="0043f065" style:font-weight-asian="normal" style:font-weight-complex="normal"/>
    </style:style>
    <style:style style:name="P44" style:family="paragraph" style:parent-style-name="Standard">
      <style:paragraph-properties fo:text-align="justify" style:justify-single-word="false"/>
      <style:text-properties fo:font-weight="normal" officeooo:rsid="004498b2" officeooo:paragraph-rsid="004498b2" style:font-weight-asian="normal" style:font-weight-complex="normal"/>
    </style:style>
    <style:style style:name="P45" style:family="paragraph" style:parent-style-name="Standard">
      <style:paragraph-properties fo:text-align="justify" style:justify-single-word="false"/>
      <style:text-properties fo:font-weight="normal" officeooo:rsid="00464c9e" officeooo:paragraph-rsid="00464c9e" style:font-weight-asian="normal" style:font-weight-complex="normal"/>
    </style:style>
    <style:style style:name="P46" style:family="paragraph" style:parent-style-name="Standard">
      <style:paragraph-properties fo:text-align="justify" style:justify-single-word="false"/>
      <style:text-properties fo:font-weight="normal" officeooo:rsid="00470762" officeooo:paragraph-rsid="00470762" style:font-weight-asian="normal" style:font-weight-complex="normal"/>
    </style:style>
    <style:style style:name="P47" style:family="paragraph" style:parent-style-name="Standard">
      <style:paragraph-properties fo:text-align="justify" style:justify-single-word="false"/>
      <style:text-properties fo:font-weight="normal" officeooo:rsid="0047f47c" officeooo:paragraph-rsid="0047f47c" style:font-weight-asian="normal" style:font-weight-complex="normal"/>
    </style:style>
    <style:style style:name="P48" style:family="paragraph" style:parent-style-name="Standard">
      <style:paragraph-properties fo:text-align="justify" style:justify-single-word="false"/>
      <style:text-properties fo:font-weight="normal" officeooo:rsid="0049f0d7" officeooo:paragraph-rsid="0049f0d7" style:font-weight-asian="normal" style:font-weight-complex="normal"/>
    </style:style>
    <style:style style:name="P49" style:family="paragraph" style:parent-style-name="Standard">
      <style:paragraph-properties fo:text-align="justify" style:justify-single-word="false"/>
      <style:text-properties fo:font-weight="normal" officeooo:rsid="004d00be" officeooo:paragraph-rsid="004d00be" style:font-weight-asian="normal" style:font-weight-complex="normal"/>
    </style:style>
    <style:style style:name="P50" style:family="paragraph" style:parent-style-name="Standard">
      <style:paragraph-properties fo:text-align="justify" style:justify-single-word="false"/>
      <style:text-properties fo:font-weight="normal" officeooo:rsid="004ed3f8" officeooo:paragraph-rsid="004ed3f8" style:font-weight-asian="normal" style:font-weight-complex="normal"/>
    </style:style>
    <style:style style:name="P51" style:family="paragraph" style:parent-style-name="Standard">
      <style:paragraph-properties fo:text-align="justify" style:justify-single-word="false"/>
      <style:text-properties officeooo:rsid="0033631d" officeooo:paragraph-rsid="0033631d"/>
    </style:style>
    <style:style style:name="P52" style:family="paragraph" style:parent-style-name="Standard" style:list-style-name="L4">
      <style:paragraph-properties fo:text-align="justify" style:justify-single-word="false"/>
      <style:text-properties officeooo:rsid="0033631d" officeooo:paragraph-rsid="0033631d"/>
    </style:style>
    <style:style style:name="P53" style:family="paragraph" style:parent-style-name="Standard" style:list-style-name="L2">
      <style:paragraph-properties fo:text-align="justify" style:justify-single-word="false"/>
      <style:text-properties officeooo:paragraph-rsid="0019a3e9"/>
    </style:style>
    <style:style style:name="P54" style:family="paragraph" style:parent-style-name="Standard" style:list-style-name="L3">
      <style:paragraph-properties fo:text-align="justify" style:justify-single-word="false"/>
      <style:text-properties officeooo:paragraph-rsid="001d41aa"/>
    </style:style>
    <style:style style:name="P55" style:family="paragraph" style:parent-style-name="Standard">
      <style:paragraph-properties fo:text-align="justify" style:justify-single-word="false"/>
      <style:text-properties officeooo:paragraph-rsid="0028b6ad"/>
    </style:style>
    <style:style style:name="P56" style:family="paragraph" style:parent-style-name="Standard">
      <style:paragraph-properties fo:text-align="justify" style:justify-single-word="false"/>
      <style:text-properties officeooo:paragraph-rsid="004ed3f8"/>
    </style:style>
    <style:style style:name="P57" style:family="paragraph" style:parent-style-name="Standard">
      <style:paragraph-properties fo:text-align="justify" style:justify-single-word="false" fo:break-before="page"/>
      <style:text-properties fo:font-size="20pt" fo:font-weight="bold" officeooo:rsid="00155bbf" officeooo:paragraph-rsid="0021e133" style:font-size-asian="20pt" style:font-weight-asian="bold" style:font-size-complex="20pt" style:font-weight-complex="bold"/>
    </style:style>
    <style:style style:name="P58" style:family="paragraph" style:parent-style-name="Standard">
      <style:paragraph-properties fo:text-align="justify" style:justify-single-word="false" fo:break-before="page"/>
      <style:text-properties fo:font-size="20pt" fo:font-weight="bold" officeooo:rsid="00155bbf" officeooo:paragraph-rsid="002cf2d8" style:font-size-asian="20pt" style:font-weight-asian="bold" style:font-size-complex="20pt" style:font-weight-complex="bold"/>
    </style:style>
    <style:style style:name="P59" style:family="paragraph" style:parent-style-name="Standard">
      <style:paragraph-properties fo:text-align="justify" style:justify-single-word="false" fo:break-before="page"/>
      <style:text-properties fo:font-size="20pt" fo:font-weight="bold" officeooo:rsid="00155bbf" officeooo:paragraph-rsid="0041ec79" style:font-size-asian="20pt" style:font-weight-asian="bold" style:font-size-complex="20pt" style:font-weight-complex="bold"/>
    </style:style>
    <style:style style:name="P60" style:family="paragraph" style:parent-style-name="Standard">
      <style:paragraph-properties fo:text-align="justify" style:justify-single-word="false" fo:break-before="page"/>
      <style:text-properties fo:font-size="20pt" fo:font-weight="bold" officeooo:rsid="00155bbf" officeooo:paragraph-rsid="0049f0d7" style:font-size-asian="20pt" style:font-weight-asian="bold" style:font-size-complex="20pt" style:font-weight-complex="bold"/>
    </style:style>
    <style:style style:name="P61" style:family="paragraph" style:parent-style-name="Standard">
      <style:paragraph-properties fo:text-align="justify" style:justify-single-word="false"/>
      <style:text-properties officeooo:rsid="002ecd7a" officeooo:paragraph-rsid="002ecd7a"/>
    </style:style>
    <style:style style:name="P62" style:family="paragraph" style:parent-style-name="Standard">
      <style:paragraph-properties fo:text-align="justify" style:justify-single-word="false"/>
      <style:text-properties officeooo:rsid="002f90a1" officeooo:paragraph-rsid="002f90a1"/>
    </style:style>
    <style:style style:name="P63" style:family="paragraph" style:parent-style-name="Standard">
      <style:paragraph-properties fo:text-align="justify" style:justify-single-word="false"/>
      <style:text-properties officeooo:rsid="00315e76" officeooo:paragraph-rsid="00315e76"/>
    </style:style>
    <style:style style:name="P64" style:family="paragraph" style:parent-style-name="Standard">
      <style:paragraph-properties fo:text-align="justify" style:justify-single-word="false"/>
      <style:text-properties officeooo:rsid="00329925" officeooo:paragraph-rsid="00329925"/>
    </style:style>
    <style:style style:name="P65" style:family="paragraph" style:parent-style-name="Standard">
      <style:paragraph-properties fo:text-align="justify" style:justify-single-word="false"/>
      <style:text-properties officeooo:rsid="0034d289" officeooo:paragraph-rsid="0034d289"/>
    </style:style>
    <style:style style:name="P66" style:family="paragraph" style:parent-style-name="Standard">
      <style:paragraph-properties fo:text-align="justify" style:justify-single-word="false"/>
      <style:text-properties officeooo:rsid="00362de2" officeooo:paragraph-rsid="00362de2"/>
    </style:style>
    <style:style style:name="P67" style:family="paragraph" style:parent-style-name="Standard">
      <style:paragraph-properties fo:text-align="justify" style:justify-single-word="false"/>
      <style:text-properties officeooo:rsid="004ed3f8" officeooo:paragraph-rsid="004ed3f8"/>
    </style:style>
    <style:style style:name="P68" style:family="paragraph" style:parent-style-name="Standard">
      <style:paragraph-properties fo:text-align="justify" style:justify-single-word="false"/>
      <style:text-properties officeooo:rsid="004fcbac" officeooo:paragraph-rsid="004fcbac"/>
    </style:style>
    <style:style style:name="P69" style:family="paragraph" style:parent-style-name="Standard">
      <style:paragraph-properties fo:text-align="justify" style:justify-single-word="false"/>
      <style:text-properties officeooo:rsid="00501065" officeooo:paragraph-rsid="00501065"/>
    </style:style>
    <style:style style:name="P70" style:family="paragraph" style:parent-style-name="Standard">
      <style:paragraph-properties fo:text-align="justify" style:justify-single-word="false"/>
      <style:text-properties officeooo:rsid="00505313" officeooo:paragraph-rsid="00505313"/>
    </style:style>
    <style:style style:name="P71" style:family="paragraph" style:parent-style-name="Standard">
      <style:paragraph-properties fo:text-align="justify" style:justify-single-word="false"/>
      <style:text-properties officeooo:rsid="005173c5" officeooo:paragraph-rsid="005173c5"/>
    </style:style>
    <style:style style:name="P72" style:family="paragraph" style:parent-style-name="Standard">
      <style:paragraph-properties fo:text-align="justify" style:justify-single-word="false"/>
      <style:text-properties officeooo:rsid="005341aa" officeooo:paragraph-rsid="005341aa"/>
    </style:style>
    <style:style style:name="P73" style:family="paragraph" style:parent-style-name="Standard">
      <style:paragraph-properties fo:text-align="justify" style:justify-single-word="false"/>
      <style:text-properties officeooo:rsid="005678a0" officeooo:paragraph-rsid="005678a0"/>
    </style:style>
    <style:style style:name="P74" style:family="paragraph" style:parent-style-name="Standard">
      <style:paragraph-properties fo:text-align="justify" style:justify-single-word="false"/>
      <style:text-properties officeooo:rsid="0057f313" officeooo:paragraph-rsid="0057f313"/>
    </style:style>
    <style:style style:name="P75" style:family="paragraph" style:parent-style-name="Standard">
      <style:paragraph-properties fo:text-align="justify" style:justify-single-word="false"/>
      <style:text-properties officeooo:rsid="005a798c" officeooo:paragraph-rsid="005a798c"/>
    </style:style>
    <style:style style:name="T1" style:family="text">
      <style:text-properties fo:font-weight="bold" style:font-weight-asian="bold" style:font-weight-complex="bold"/>
    </style:style>
    <style:style style:name="T2" style:family="text">
      <style:text-properties fo:font-weight="bold" officeooo:rsid="00172046" style:font-weight-asian="bold" style:font-weight-complex="bold"/>
    </style:style>
    <style:style style:name="T3" style:family="text">
      <style:text-properties fo:font-weight="bold" officeooo:rsid="001b8265" style:font-weight-asian="bold" style:font-weight-complex="bold"/>
    </style:style>
    <style:style style:name="T4" style:family="text">
      <style:text-properties fo:font-weight="bold" officeooo:rsid="001d04d2" style:font-weight-asian="bold" style:font-weight-complex="bold"/>
    </style:style>
    <style:style style:name="T5" style:family="text">
      <style:text-properties fo:font-weight="bold" officeooo:rsid="001d0919" style:font-weight-asian="bold" style:font-weight-complex="bold"/>
    </style:style>
    <style:style style:name="T6" style:family="text">
      <style:text-properties fo:font-weight="bold" officeooo:rsid="001d41aa" style:font-weight-asian="bold" style:font-weight-complex="bold"/>
    </style:style>
    <style:style style:name="T7" style:family="text">
      <style:text-properties fo:font-weight="bold" officeooo:rsid="0022c3af" style:font-weight-asian="bold" style:font-weight-complex="bold"/>
    </style:style>
    <style:style style:name="T8" style:family="text">
      <style:text-properties fo:font-weight="bold" officeooo:rsid="0024ac07" style:font-weight-asian="bold" style:font-weight-complex="bold"/>
    </style:style>
    <style:style style:name="T9" style:family="text">
      <style:text-properties fo:font-weight="bold" officeooo:rsid="0025db72" style:font-weight-asian="bold" style:font-weight-complex="bold"/>
    </style:style>
    <style:style style:name="T10" style:family="text">
      <style:text-properties fo:font-weight="bold" officeooo:rsid="0028b6ad" style:font-weight-asian="bold" style:font-weight-complex="bold"/>
    </style:style>
    <style:style style:name="T11" style:family="text">
      <style:text-properties fo:font-weight="bold" officeooo:rsid="0030be04" style:font-weight-asian="bold" style:font-weight-complex="bold"/>
    </style:style>
    <style:style style:name="T12" style:family="text">
      <style:text-properties fo:font-weight="bold" officeooo:rsid="003e9ae5" style:font-weight-asian="bold" style:font-weight-complex="bold"/>
    </style:style>
    <style:style style:name="T13" style:family="text">
      <style:text-properties fo:font-weight="bold" officeooo:rsid="0042e11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72046" style:font-weight-asian="normal" style:font-weight-complex="normal"/>
    </style:style>
    <style:style style:name="T16" style:family="text">
      <style:text-properties fo:font-weight="normal" officeooo:rsid="0017d897" style:font-weight-asian="normal" style:font-weight-complex="normal"/>
    </style:style>
    <style:style style:name="T17" style:family="text">
      <style:text-properties fo:font-weight="normal" officeooo:rsid="0019a3e9" style:font-weight-asian="normal" style:font-weight-complex="normal"/>
    </style:style>
    <style:style style:name="T18" style:family="text">
      <style:text-properties fo:font-weight="normal" officeooo:rsid="001acb19" style:font-weight-asian="normal" style:font-weight-complex="normal"/>
    </style:style>
    <style:style style:name="T19" style:family="text">
      <style:text-properties fo:font-weight="normal" officeooo:rsid="001d41aa" style:font-weight-asian="normal" style:font-weight-complex="normal"/>
    </style:style>
    <style:style style:name="T20" style:family="text">
      <style:text-properties fo:font-weight="normal" officeooo:rsid="001e3d67" style:font-weight-asian="normal" style:font-weight-complex="normal"/>
    </style:style>
    <style:style style:name="T21" style:family="text">
      <style:text-properties fo:font-weight="normal" officeooo:rsid="001eda68" style:font-weight-asian="normal" style:font-weight-complex="normal"/>
    </style:style>
    <style:style style:name="T22" style:family="text">
      <style:text-properties fo:font-weight="normal" officeooo:rsid="0028b6ad" style:font-weight-asian="normal" style:font-weight-complex="normal"/>
    </style:style>
    <style:style style:name="T23" style:family="text">
      <style:text-properties fo:font-weight="normal" officeooo:rsid="0029a0a5" style:font-weight-asian="normal" style:font-weight-complex="normal"/>
    </style:style>
    <style:style style:name="T24" style:family="text">
      <style:text-properties fo:font-weight="normal" officeooo:rsid="0030be04" style:font-weight-asian="normal" style:font-weight-complex="normal"/>
    </style:style>
    <style:style style:name="T25" style:family="text">
      <style:text-properties fo:font-weight="normal" officeooo:rsid="00329925" style:font-weight-asian="normal" style:font-weight-complex="normal"/>
    </style:style>
    <style:style style:name="T26" style:family="text">
      <style:text-properties fo:font-weight="normal" officeooo:rsid="0034d289" style:font-weight-asian="normal" style:font-weight-complex="normal"/>
    </style:style>
    <style:style style:name="T27" style:family="text">
      <style:text-properties fo:font-weight="normal" officeooo:rsid="004ed3f8" style:font-weight-asian="normal" style:font-weight-complex="normal"/>
    </style:style>
    <style:style style:name="T28" style:family="text">
      <style:text-properties officeooo:rsid="001b8265"/>
    </style:style>
    <style:style style:name="T29" style:family="text">
      <style:text-properties officeooo:rsid="001d04d2"/>
    </style:style>
    <style:style style:name="T30" style:family="text">
      <style:text-properties officeooo:rsid="001d0919"/>
    </style:style>
    <style:style style:name="T31" style:family="text">
      <style:text-properties officeooo:rsid="001d41aa"/>
    </style:style>
    <style:style style:name="T32" style:family="text">
      <style:text-properties officeooo:rsid="001eda68"/>
    </style:style>
    <style:style style:name="T33" style:family="text">
      <style:text-properties officeooo:rsid="0022c3af"/>
    </style:style>
    <style:style style:name="T34" style:family="text">
      <style:text-properties officeooo:rsid="0024ac07"/>
    </style:style>
    <style:style style:name="T35" style:family="text">
      <style:text-properties officeooo:rsid="0025db72"/>
    </style:style>
    <style:style style:name="T36" style:family="text">
      <style:text-properties officeooo:rsid="00270247"/>
    </style:style>
    <style:style style:name="T37" style:family="text">
      <style:text-properties officeooo:rsid="002863a7"/>
    </style:style>
    <style:style style:name="T38" style:family="text">
      <style:text-properties officeooo:rsid="0028966d"/>
    </style:style>
    <style:style style:name="T39" style:family="text">
      <style:text-properties officeooo:rsid="003ae881"/>
    </style:style>
    <style:style style:name="T40" style:family="text">
      <style:text-properties officeooo:rsid="003bb6c4"/>
    </style:style>
    <style:style style:name="T41" style:family="text">
      <style:text-properties officeooo:rsid="003c1457"/>
    </style:style>
    <style:style style:name="T42" style:family="text">
      <style:text-properties officeooo:rsid="003c8944"/>
    </style:style>
    <style:style style:name="T43" style:family="text">
      <style:text-properties officeooo:rsid="003e9ae5"/>
    </style:style>
    <style:style style:name="T44" style:family="text">
      <style:text-properties officeooo:rsid="00408293"/>
    </style:style>
    <style:style style:name="T45" style:family="text">
      <style:text-properties officeooo:rsid="0042e11e"/>
    </style:style>
    <style:style style:name="T46" style:family="text">
      <style:text-properties officeooo:rsid="0048217f"/>
    </style:style>
    <style:style style:name="T47" style:family="text">
      <style:text-properties officeooo:rsid="004ed3f8"/>
    </style:style>
    <style:style style:name="T48" style:family="text">
      <style:text-properties officeooo:rsid="004f31f7"/>
    </style:style>
    <style:style style:name="T49" style:family="text">
      <style:text-properties officeooo:rsid="00505313"/>
    </style:style>
    <style:style style:name="T50" style:family="text">
      <style:text-properties officeooo:rsid="0057f313"/>
    </style:style>
    <style:style style:name="T51" style:family="text">
      <style:text-properties officeooo:rsid="005866f6"/>
    </style:style>
    <style:style style:name="T52" style:family="text">
      <style:text-properties officeooo:rsid="0058902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ción</text:p>
      <text:p text:style-name="P2"/>
      <text:p text:style-name="P26">Un <text:span text:style-name="T1">robot</text:span> es un sistema informático con sensores, actuadores y computador(es), hay que programarlo para que consiga sus objetivos y sea sensible a la situación del entorno. En su software reside su inteligencia.</text:p>
      <text:p text:style-name="P2"/>
      <text:p text:style-name="P27">Tipos de robots:</text:p>
      <text:list xml:id="list1307003959" text:style-name="L1">
        <text:list-item>
          <text:p text:style-name="P5">Robots industriales. <text:span text:style-name="T14">Son brazos robotizados y manipuladores, con más de 3 grados de libertad, </text:span><text:span text:style-name="T16">que </text:span><text:span text:style-name="T14">operan en un entorno controlado (exceptuando los cobots), principalmente en factorías. </text:span><text:span text:style-name="T16">Los efectores como pinzas, ventosas, soldadores… se utilizan para diversas aplicaciones como pick &amp; place, soldadura, pintado… Se requiere de mucho control en posición, planificación de trayectorias, cinemática inversa y directa…</text:span></text:p>
        </text:list-item>
      </text:list>
      <text:list xml:id="list444745733" text:style-name="L2">
        <text:list-item>
          <text:p text:style-name="P53"><text:span text:style-name="T2">Robots de servicio.</text:span><text:span text:style-name="T15"> </text:span><text:span text:style-name="T17">Operan en entornos menos controlados y variados, por lo que </text:span><text:span text:style-name="T18">n</text:span><text:span text:style-name="T17">ecesita</text:span><text:span text:style-name="T18">n</text:span><text:span text:style-name="T17"> mayor reactividad, además de </text:span><text:span text:style-name="T18">suponer </text:span><text:span text:style-name="T17">un mayor desafío para </text:span><text:span text:style-name="T18">la percepción y la robustez (ej. conducción autónoma en lluvia, soleado, niebla...)</text:span><text:span text:style-name="T17">. Tienen un hardware y morfologías muy variados, destacando su inteligencia que cumple objetivos con una reactividad razonable. Su autonomía varía incluso siendo teleoperados, a cuanta más autonomía, más potencial. Es un mercado inmaduro aún en crecimiento. Enfrentan</text:span></text:p>
        </text:list-item>
      </text:list>
      <text:p text:style-name="P1"/>
      <text:p text:style-name="P22">En cuanto al <text:span text:style-name="T1">hardware del robot</text:span>, utilizan computadoras, sensores y actuadores especializados para tareas específicas, que pueden incluir arquitecturas como Von Neumann, GPU y FPGAs.</text:p>
      <text:p text:style-name="P22">En <text:span text:style-name="T1">software</text:span>, las aplicaciones robóticas involucran <text:span text:style-name="T1">percepción y toma de decisiones</text:span> adaptadas a contextos <text:span text:style-name="T1">específicos</text:span>, con distintos niveles de abstracción y frecuencias. <text:span text:style-name="T28">Los </text:span><text:span text:style-name="T3">requisitos</text:span><text:span text:style-name="T28"> del software incluyen </text:span><text:span text:style-name="T3">robustez</text:span><text:span text:style-name="T28"> , mejorada con </text:span><text:span text:style-name="T3">deep learning</text:span><text:span text:style-name="T28">, y </text:span><text:span text:style-name="T3">agilidad</text:span><text:span text:style-name="T28">. </text:span><text:span text:style-name="T3">BBS</text:span><text:span text:style-name="T28"> refleja la integración de mente, cuerpo y escenario en el diseño y funcionamiento de los robots. </text:span></text:p>
      <text:p text:style-name="P4"/>
      <text:p text:style-name="P23">Los <text:span text:style-name="T1">ingredientes</text:span> para los robots incluyen capacidades como <text:span text:style-name="T1">reactividad</text:span> en el control, razonamiento simbólico para planificación, <text:span text:style-name="T1">percepción</text:span> con fusión sensorial y detección de objetos, visión artificial en 2D/3D, y habilidades de <text:span text:style-name="T1">navegación autónoma</text:span> con mapas, localización y navegación local/global. <text:span text:style-name="T29">También se considera la </text:span><text:span text:style-name="T4">interacción humano-robot</text:span><text:span text:style-name="T29"> a través de pantallas, canales visuales, auditivos o NPL (procesamiento del lenguaje natural). La </text:span><text:span text:style-name="T4">seguridad</text:span><text:span text:style-name="T29"> en productos finales es crucial.</text:span></text:p>
      <text:p text:style-name="P23"/>
      <text:p text:style-name="P24">En el desarrollo software se pueden distinguir dos enfoques: el <text:span text:style-name="T1">Robinson Crusoe</text:span>, se ref<text:span text:style-name="T30">iere cuando el desarrollador se aventura y decide crear él todo de cero sin tener en cuenta si ya está hecho o no; y el </text:span><text:span text:style-name="T5">integrador</text:span><text:span text:style-name="T30">, cuando el desarrollador decide utilizar software ya existente para reutilizarlo y partir desde una base.</text:span></text:p>
      <text:p text:style-name="P25">Para poder <text:span text:style-name="T1">integrar</text:span> código, es necesario conocer el <text:span text:style-name="T1">software existente</text:span> para reutilizarlo, y conocer los <text:span text:style-name="T1">algoritmos</text:span> que hay dentro para adaptarlos si es necesario. La habilidad de crear desde cero y diseñar algoritmos y programarlos también es importante. La <text:span text:style-name="T1">reutilización</text:span> permite un desarrollo en menos tiempo y mayor calidad de software porque las piezas utilizadas ya han sido probados por mucha más gente.</text:p>
      <text:p text:style-name="P25"/>
      <text:p text:style-name="P25">La <text:span text:style-name="T1">programación explícita</text:span> se refiere al enfoque de programación donde el desarrollador necesita programar por él mismo para realizar una tarea concreta.</text:p>
      <text:p text:style-name="P25"><text:span text:style-name="T31">En la </text:span><text:span text:style-name="T6">programación indirecta</text:span><text:span text:style-name="T31">, se utiliza </text:span><text:span text:style-name="T6">aprendizaje automático</text:span>, <text:span text:style-name="T31">donde el software se forma a través de datos utilizando </text:span><text:span text:style-name="T6">deep learning o aprendizaje por refuerzo</text:span><text:span text:style-name="T31">, construyéndose el software a partir de ensayos y experiencias acumuladas.</text:span></text:p>
      <text:p text:style-name="P25"/>
      <text:p text:style-name="P6">Hay distintas <text:span text:style-name="T1">arquitecturas software:</text:span></text:p>
      <text:list xml:id="list2992630937" text:style-name="L3">
        <text:list-item>
          <text:p text:style-name="P7"><text:span text:style-name="T1">Secuencial Iterativa</text:span>: ejecución paso a paso y repetitiva de instrucciones.</text:p>
        </text:list-item>
        <text:list-item>
          <text:p text:style-name="P7"><text:soft-page-break/><text:span text:style-name="T1">Autómatas y árboles de comportamiento</text:span>: se utilizan estados y transiciones o estructuras jerárquicas para modelar comportamientos complejos.</text:p>
        </text:list-item>
        <text:list-item>
          <text:p text:style-name="P54"><text:span text:style-name="T1">Orquesta de nodos</text:span><text:span text:style-name="T19">: </text:span><text:span text:style-name="T20">se utilizan</text:span><text:span text:style-name="T19"> una coordinación entre nodos independientes que trabajan en conjunto para lograr una tarea especifica </text:span><text:span text:style-name="T21">(ROS)</text:span><text:span text:style-name="T19">.</text:span></text:p>
        </text:list-item>
        <text:list-item>
          <text:p text:style-name="P7"><text:span text:style-name="T1">Híbridas de tres niveles</text:span>: Combinan enfoques a nivel reactivo, <text:span text:style-name="T32">intermedio y</text:span> deliberativo para abordar problemas de manera más integral.</text:p>
        </text:list-item>
        <text:list-item>
          <text:p text:style-name="P7"><text:span text:style-name="T1">Deep learning</text:span>: utiliza modelos de aprendizaje profundo para extraer patrones y características automáticamente a partir de datos.</text:p>
        </text:list-item>
        <text:list-item>
          <text:p text:style-name="P7"><text:span text:style-name="T1">Reinforcement Learning:</text:span> la máquina aprende mediante ensayos y errores, recibiendo recompensas o penalizaciones para ajustar su comportamiento.</text:p>
        </text:list-item>
        <text:list-item>
          <text:p text:style-name="P7"><text:span text:style-name="T1">Reconfigurable Computing:</text:span> emplea circuitos reconfigurables para adaptarse dinámicamente a las demandas de procesamiento, ofreciendo flexibilidad y eficiencia <text:span text:style-name="T32">(FPGA)</text:span>.</text:p>
        </text:list-item>
      </text:list>
      <text:p text:style-name="P18"/>
      <text:p text:style-name="P57">Robots de limpieza</text:p>
      <text:p text:style-name="P28"/>
      <text:p text:style-name="P28">El mercado de las aspiradoras es un mercado mundial asentado, siendo <text:span text:style-name="T1">iRobot</text:span> y <text:span text:style-name="T1">Roomba</text:span> las empresas pioneras del sector.</text:p>
      <text:p text:style-name="P28">Algunos test de rendimiento incluyen la eficiencia de limpieza, la duración de la batería, la navegación y esquive de obstáculos…</text:p>
      <text:p text:style-name="P28"/>
      <text:p text:style-name="P28">Los <text:span text:style-name="T1">modelos económicos</text:span> de los robots aspiradora cuentan con <text:span text:style-name="T1">sensores de contacto </text:span><text:span text:style-name="T7">(para detectar obstáculos)</text:span>, <text:span text:style-name="T1">odometría</text:span><text:span text:style-name="T7">(para medir y calcular el movimiento basándose en la rotación de las ruedas)</text:span>, un <text:span text:style-name="T1">actuador específico: aspiración</text:span>, una <text:span text:style-name="T1">navegación pseud</text:span><text:span text:style-name="T7">oaleatoria</text:span><text:span text:style-name="T33">, </text:span><text:span text:style-name="T7">paredes virtuales con emisores físicos</text:span><text:span text:style-name="T33">, por ejemplo, con un haz infrarrojo en algún lugar donde no se quiera que pase la aspiradora para que al pasar la aspiradora retroceda; y </text:span><text:span text:style-name="T7">detecta escaleras </text:span><text:span text:style-name="T33">mediante sensores que detectan cambios de altura y así evitar caídas.</text:span></text:p>
      <text:p text:style-name="P28"/>
      <text:p text:style-name="P29">Los robots aspiradores de <text:span text:style-name="T1">gama alta</text:span> como el Roomba 980 <text:span text:style-name="T1">construye</text:span><text:span text:style-name="T8">n</text:span><text:span text:style-name="T1"> mapas</text:span>, en este caso, dos mapas uno para localizarse con los <text:span text:style-name="T1">puntos de interés</text:span> y otro para <text:span text:style-name="T1">navegar</text:span> en el entorno; <text:span text:style-name="T8">auto localización visual</text:span><text:span text:style-name="T34">, </text:span><text:span text:style-name="T8">barridos sistemáticos</text:span><text:span text:style-name="T34"> para asegurar un barrido completo y efectivo, regresan a la estación de carga de forma automática y se alinean de manera precisa con la estación de recarga a través de un </text:span><text:span text:style-name="T8">láser,</text:span><text:span text:style-name="T34"> poseen un </text:span><text:span text:style-name="T8">sensor de suciedad</text:span><text:span text:style-name="T34"> para detectar las zonas más sucias y tiene </text:span><text:span text:style-name="T8">HRI</text:span><text:span text:style-name="T34">, que permite </text:span><text:span text:style-name="T8">interacción</text:span><text:span text:style-name="T34"> con el robot a través de una aplicación móvil </text:span><text:span text:style-name="T35">o con asistentes de voz</text:span><text:span text:style-name="T34">. También se pueden establecer zonas prohibidas por posición en el mapa, </text:span><text:span text:style-name="T35">llevan incorporados un LiDAR, se </text:span><text:span text:style-name="T9">autovacía</text:span><text:span text:style-name="T35"> automáticamente y hacen uso de la técnica </text:span><text:span text:style-name="T9">SLAM </text:span><text:span text:style-name="T35">(simultaneous localization and mapping, va construyendo un mapa a la vez que se autolocaliza en él para desplazarase). </text:span><text:span text:style-name="T36">Otros ejemplos de este tipo de robots son Dyson 360 Heurist o el Ecovacs Deebot.</text:span></text:p>
      <text:p text:style-name="P29"/>
      <text:p text:style-name="P30">Los robots de <text:span text:style-name="T1">última generación</text:span> cuentan con navegación visual mediante una cámara frontal, detección de objetos, <text:span text:style-name="T37">y cuentan con la función de fregar el suelo.</text:span></text:p>
      <text:p text:style-name="P29"/>
      <text:p text:style-name="P31">Los <text:span text:style-name="T1">robots limpia ventanas</text:span> tienen un cable de alimentación más una batería, utilizan una tracción con orugas o con alternantes, se sujetan usando aspiración, tienen sensores de contacto <text:span text:style-name="T38">para detectar la suciedad o si se están despegando de la ventana para aspirar con más fuerza, una cuerda de seguridad para evitar que el robot se caiga al suelo, y emplean barridos sistemáticos.</text:span></text:p>
      <text:p text:style-name="P31"/>
      <text:p text:style-name="P32">Los <text:span text:style-name="T1">algoritmos de cobertura </text:span>tienen el objetivo de recorrer completamente una zona y se compone de pasos clave que incluyen barridos sistemáticos, descomposición en celdas, planificación detallada de rutas y ejecución del plan. Son aplicables en diversos campos como en agricultura, topografía con drones… </text:p>
      <text:p text:style-name="P8"/>
      <text:p text:style-name="P55"><text:span text:style-name="T22">El algoritmo de cobertura </text:span><text:span text:style-name="T10">BSA </text:span><text:span text:style-name="T22">utiliza un mapa del entorno. En el mapa del entorno se </text:span><text:span text:style-name="T10">dilatan</text:span><text:span text:style-name="T22"> los obstáculos y se divide en celdillas, en las que cada celdilla se pueden representar obstáculos reales, obstáculos virtuales (zonas ya visitadas) y espacios libres. Cada celdilla puede tener cuatro vecinos, pudiendo avanzar hacia el dirección prioritaria hasta que no haya obstáculo, Norte, Este, Sur y Oeste. Conforme el robot se mueve va marcando zonas ya visitadas y actualizando puntos de retorno (vecinos libres), acudiendo al punto de retorno más cercano si s</text:span><text:span text:style-name="T23">e</text:span><text:span text:style-name="T22"> alcanza un punto crítico (rodeado de obstáculos reales o virtuales). </text:span><text:span text:style-name="T23">De esta manera el algoritmo asegura un recorrido sistemático del entorno, adaptándose a obstáculos y marcando las áreas ya visitadas.</text:span></text:p>
      <text:p text:style-name="P58">Robots de entretenimiento</text:p>
      <text:p text:style-name="P9"/>
      <text:p text:style-name="P61"><text:span text:style-name="T14">Los </text:span><text:span text:style-name="T1">robots educativos</text:span><text:span text:style-name="T14"> diseñados para la enseñanza preuniversitaria ofrecen una divertida introducción divertida a la tecnología, disciplinas STEM (Ciencia, Tecnología, Ingeniería. Matemáticas), permiten docencia por proyectos. Gamificación (incorporan elementos de juego para una experiencia más interactiva y divertida), aprender de los errores a través de ensayo-error, facilitan el trabajo en equipo y permite desarrollar habilidades computacionales.</text:span></text:p>
      <text:p text:style-name="P10"/>
      <text:p text:style-name="P62"><text:span text:style-name="T1">LEGO Education</text:span><text:span text:style-name="T14"> ofrece varios kits como MindStorms EV3 o Spike, kits robustos y estables que cuentan con un microcontrolador, piezas mecánicas y varios sensores como infrarrojos (IR), ultrasonido (US)… Además cuentan con motores versátiles para las ruedas u otros actuadores, junto con control en posición y velocidad. Para su programación emplea bloques visuales (ej. bloques de sensores y de actuadores) y se descarga en el robot </text:span><text:span text:style-name="T24">en físico.</text:span></text:p>
      <text:p text:style-name="P11"/>
      <text:p text:style-name="P63"><text:span text:style-name="T11">M</text:span><text:span text:style-name="T1">akeblock</text:span><text:span text:style-name="T14"> tiene kits de construcción como mBot y mBot2,, </text:span><text:span text:style-name="T25">son robustos, utilizan el lenguaje Arduino y la plataforma de programación mBlock, tienen equipados motores y sensores como el ultrasonidos o infrarrojos.</text:span></text:p>
      <text:p text:style-name="P12"/>
      <text:p text:style-name="P64"><text:span text:style-name="T14">El </text:span><text:span text:style-name="T1">Robot GoPiGo3</text:span><text:span text:style-name="T14"> es comercializado por Dexter Industries, es un proyecto abierto y construible lo que permite realizar distintas modificaciones, utiliza una Raspberry Pi como cerebro, y tiene incorporados motores con encoders, sensores ultrasonidos e infrarrojos y una posible cámara PiCam.</text:span></text:p>
      <text:p text:style-name="P13"/>
      <text:p text:style-name="P64"><text:span text:style-name="T14">El </text:span><text:span text:style-name="T1">Drone Tello</text:span><text:span text:style-name="T14"> está desarrollado por DJI e Intel. Diseñado para ser robusto y estable durante el vuelo, equipado con una cámara y ofrece control en posición y velocidad.</text:span></text:p>
      <text:p text:style-name="P13"/>
      <text:p text:style-name="P64"><text:span text:style-name="T14">El </text:span><text:span text:style-name="T1">microcontrolador Arduino</text:span><text:span text:style-name="T14"> se basa en la plataforma Arduino, que proporciona un entorno de desarrollo de código abierto para la creación de prototipos electrónicos. Facilita la implementación de proyectos electrónicos.</text:span></text:p>
      <text:p text:style-name="P13"/>
      <text:p text:style-name="P51"><text:span text:style-name="T14">Las </text:span><text:span text:style-name="T1">plataformas educativas infantiles</text:span><text:span text:style-name="T14"> permiten programar los robots y cada fabricante ofrece el suyo. Estas plataformas tienen que ser fáciles y estimulantes para los niños. Ofrecen opciones tanto de lenguajes gráficos (bloques visuales) como de lenguajes de texto. Algunas plataformas son:</text:span></text:p>
      <text:list xml:id="list2296534051" text:style-name="L4">
        <text:list-item>
          <text:p text:style-name="P52"><text:span text:style-name="T1">Scratch</text:span><text:span text:style-name="T14">. Entorno de programación visual creado por MIT. Utiliza un sistema de bloques de código gráficos que se ensamblan de manera intuitiva, facilitando la comprensión de conceptos de programación sin necesidad de escribir código de texto. </text:span></text:p>
        </text:list-item>
        <text:list-item>
          <text:p text:style-name="P52"><text:span text:style-name="T1">OpenRoberta Lab</text:span><text:span text:style-name="T14">. Entorno de programación en línea diseñado por Fraunhofer IAIS. Utiliza un enfoque visual basado en bloques de programación que facilita la creación de programas para robots </text:span><text:span text:style-name="T26">y emplea el lenguaje NEPO</text:span><text:span text:style-name="T14">. Posee un simulador 2D además de soportar varios robots.</text:span></text:p>
        </text:list-item>
        <text:list-item>
          <text:p text:style-name="P14"/>
        </text:list-item>
      </text:list>
      <text:p text:style-name="P15"/>
      <text:p text:style-name="P65"><text:span text:style-name="T14">En </text:span><text:span text:style-name="T1">enseñanzas de ingeniería</text:span><text:span text:style-name="T14"> se utilizan los Turtlebot2 y Turtlebot3 de Yujin. Su versión 2 tiene una base Kobuki con motores y odometría, una cámara RGBD y ROS de serie. La versión 3 incluye además de lo anterior un LIDAR y un waffle Pi.</text:span></text:p>
      <text:p text:style-name="P16"/>
      <text:p text:style-name="P66"><text:span text:style-name="T14">El </text:span><text:span text:style-name="T1">robot Nao de SoftBank Robotics</text:span><text:span text:style-name="T14"> es un humanoide con 2 cámaras , sensores de audio, articulaciones para proprocionarle movimientos humanoides, odometría para medir el desplazamiento y la orientación, movimientos fijos reutilizables (movimiendo predefinidos) y distintos modos de caminar. NaoQi es el software que controla el comportamiento y la funcionalidad del robot Nao. Con Choregraphe se pueden diseñar secuencias de movimientos, interacciones y respuestas del robot de manera intuitiva. SoftBank proporciona modelos virtuales </text:span><text:soft-page-break/><text:span text:style-name="T14">para utilizar en Webots. Es utilizado en la categoría de fútbol de robots de la competición RoboCup. SPL.</text:span></text:p>
      <text:p text:style-name="P17"/>
      <text:p text:style-name="P19">Entre los juguetes y mascotas robots podemos encontrar ejemplos como <text:span text:style-name="T1">Robosapien</text:span>, con movimientos ya predefinidos; la <text:span text:style-name="T1">foca Paro</text:span>, un robot social empleado en la terapia para tratar la demencia; o el <text:span text:style-name="T1">perrito Aibo</text:span> de Sony, un robot de compañía, programable con bloques visuales, con cámara, micrófono…</text:p>
      <text:p text:style-name="P19"/>
      <text:p text:style-name="P20">Los demostradores tecnológicos son elementos clave en la estrategia de imagen de marca, exhibiciones y atractores de clientes para empresas <text:s/>que buscan destacar en la vanguardia tecnológica. Permiten explorar y evaluar la viabilidad de entrar en nuevos mercados. Algunos ejemplos de estos demostradores son:</text:p>
      <text:list xml:id="list2921098116" text:style-name="L5">
        <text:list-item>
          <text:p text:style-name="P21">Spot de BostonDynamics cuenta con una movilidad versátil, es <text:span text:style-name="T39">altamente</text:span> autónomo, <text:span text:style-name="T39">está equipado con sistemas avanzados de percepción y mapeo que le permiten comprender y navegar de forma efectiva en su entorno y se está explorando su uso en diversas aplicaciones como inspección ambulante y construcción. <text:s/>Además cuenta con la posibilidad de añadir un brazo.</text:span></text:p>
        </text:list-item>
        <text:list-item>
          <text:p text:style-name="P33">Atlas de BostonDynamics <text:span text:style-name="T40">es un robot </text:span><text:span text:style-name="T41">humanoide </text:span><text:span text:style-name="T40">versátil y ágil, demostrando incluso habilidades de parkour. Su sistema de actuadres hidráulicos permite movimientos dinámicos, respaldados por plantillas predefinidas. Atlas cuenta con percepción tridimensional y visión RGBD, respaldado por un avanzado control predictivo.</text:span></text:p>
        </text:list-item>
        <text:list-item>
          <text:p text:style-name="P34">Pepper de SoftBank es un robot que se mueve con ruedas. Este robot se emplea desde la educación hasta en funciones de recepcionista y guía en hipermercados. Destaca por su capacidad de interacción con personas, respaldad por plataformas como Naoqi y Choreographe. Sin embargo, cabe señalar que en 2021 fue abandonado debido a la baja demanda del mercado.</text:p>
        </text:list-item>
        <text:list-item>
          <text:p text:style-name="P34">Asimo de Honda es un robot humanoide que se considera una referencia en la robótica. Con la capacidad de caminar y correr a una velocidad de 6 km/h, Asimo puede realizar diversas tareas como subir escaleras, empujar carros o incluso servir bebidas. Destaca por su habilidad de coordinación visuomotora. Sin embargo, fue abandonado en 2018.</text:p>
        </text:list-item>
        <text:list-item>
          <text:p text:style-name="P34">So<text:span text:style-name="T42">phi</text:span>a de Hanson Robotics destaca por su apariencia realista y expresión facial avanzada. Está diseñada para interactuar con personas, puede sostener conversaciones de audio, cuenta con un detector de caras y realiza seguimiento de personas. Montada sobre una base de rueda, es programable y cuenta con un SDK que permite personalizar y expandir sus características según las necesidades específicas.</text:p>
        </text:list-item>
        <text:list-item>
          <text:p text:style-name="P35">QRIO de Sony es un robot humanoide con la capacidad de correr y realizar movimientos similares a bailar. Está equipado con cámaras para reconocimiento facial y sistemas de audio.</text:p>
        </text:list-item>
      </text:list>
      <text:p text:style-name="P36"/>
      <text:p text:style-name="P37">En humanoides la locomoción con patas es más complicada que la locomoción con ruedas. Además, la interacción fluida con personas presenta dificultades, especialmente en términos de conversación, lenguaje natural y comprensión del contexto. Se ha logrado un avance significativo en este campo evidenciado por la presencia de bots telefónicos y asistentes virtuales.</text:p>
      <text:p text:style-name="P37"/>
      <text:p text:style-name="P37">La <text:span text:style-name="T1">locomoción con patas</text:span> basada en el <text:span text:style-name="T1">equilibrio estático</text:span> significa que si un robot se detiene, no se caerá. Esto se logra manteniendo el centro de gravedad dentro del polígono de apoyo, que es el áera que abarcan las patas en contacto con el suelo. Al mover una pata, el polígono de apoyo cambia, permitiendo diferentes modos de caminar, como el paso alternativo en trípode, similar al movimiento de las hormigas. Aunque esta forma de locomoción es segura y eficiente, puede ser lenta e ineficiente.</text:p>
      <text:p text:style-name="P38">La l<text:span text:style-name="T1">ocomoción con patas</text:span> basada en el <text:span text:style-name="T1">equilibrio dinámico</text:span> se centra en mantener la estabilidad mientras que el robot está en movimiento. <text:span text:style-name="T43">Durante el movimiento, algunas patas pueden estar en el </text:span><text:soft-page-break/><text:span text:style-name="T43">aire, y la estabilidad se mantiene mediante un control más complejo. Para lograr movimientos coordinados, se emplea el concepto de </text:span><text:span text:style-name="T12">Central Pattern Generator (CPGs)</text:span><text:span text:style-name="T43">. Este sistema </text:span><text:span text:style-name="T12">crea</text:span><text:span text:style-name="T43"> modos de caminar, coordinando el movimiento de las articulaciones en cada extremidad y entre todas las extremidades del robot. La </text:span><text:span text:style-name="T12">unidad básica</text:span><text:span text:style-name="T43"> es el </text:span><text:span text:style-name="T12">paso</text:span><text:span text:style-name="T43">, que se repite cíclicamente para realizar la acción de “andar”. </text:span><text:span text:style-name="T44">Este enfoque se inspira en la biología y la actividad neuronal, permitiendo un movimiento más ágil y veloz en comparación con el equilibrio estático.</text:span></text:p>
      <text:p text:style-name="P37"/>
      <text:p text:style-name="P39">La <text:span text:style-name="T1">locomoción con ruedas</text:span> se destaca por su eficiencia y estabilidad estática en comparación con las piernas. Las ruedas pueden presentar una variedad de diseños sofisticados, como varios neumáticos, cadenas con cilindros con otras ruedas… Dos mecanismos comunes son el diferencial en el que para girar se aplica más velocidad a una rueda que a otra, similar al de un tanque, y las ruedas directrices, similares a las de un coche.</text:p>
      <text:p text:style-name="P39"/>
      <text:p text:style-name="P39">En el <text:span text:style-name="T1">ámbito de los espectáculos</text:span>, podemos encontrar enjambres de drones y animatrónica. Los <text:span text:style-name="T1">enjambres de drones</text:span> se caracterizan por crear efectos visuales con luces, controlados con precisión <text:span text:style-name="T1">en posición </text:span>generando formas y patrones impresionantes en el cielo. Por otro lado, la <text:span text:style-name="T1">animatrónica (dinosaurios de Innova)</text:span>, se centra en <text:span text:style-name="T1">movimientos automáticos</text:span> de figuras, pero carece de interactividad. Estos sistemas permiten la creación de representaciones realistas mediante el control automatizado de movimientos, aunque no involucran la participación activa del espectador.</text:p>
      <text:p text:style-name="P39"/>
      <text:p text:style-name="P59">Robots en salud</text:p>
      <text:p text:style-name="P40"/>
      <text:p text:style-name="P40">En el ámbito de la salud, la <text:span text:style-name="T1">telepresencia</text:span> y los <text:span text:style-name="T1">asistentes personales robotizados</text:span> juegan un papel importante. La <text:span text:style-name="T1">telepresencia</text:span> de doctores permite la asistencia médica a distancia, eliminando la necesidad de desplazamientos físicos. Esto no solo <text:span text:style-name="T1">ahorra tiempo</text:span>, sino que también permite a los profesionales <text:span text:style-name="T1">atender a un mayor número</text:span> de pacientes de manera eficiente. Además, estos sistemas pueden <text:span text:style-name="T1">conectarse</text:span> con <text:span text:style-name="T1">dispositivos médicos</text:span>, ampliando sus capacidades, incluso incorporando <text:span text:style-name="T1">navegación autónoma</text:span>. Un ejemplo en este campo es <text:span text:style-name="T1">RP-VITA</text:span> de iRobot e InTouch Health que cuenta con tres ruedas, pantalla y tableta para facilitar la comunicación remota. </text:p>
      <text:p text:style-name="P40"/>
      <text:p text:style-name="P41">En el contexto de la <text:span text:style-name="T1">transferencia de pacientes</text:span>, que implica moverlos de la cama, ayudarles a incorporarse y llevarlos al baño, se requiere una combinación precisa de <text:span text:style-name="T1">fuerza y suavidad</text:span>. Empresas como <text:span text:style-name="T1">PTRobot</text:span> de Blue Ocean Robotics y el prototipo <text:span text:style-name="T1">PTAssit</text:span> de Toyo<text:span text:style-name="T45">ta están explorando soluciones en este ámbito. Estos sistemas buscan </text:span><text:span text:style-name="T13">facilitar</text:span><text:span text:style-name="T45"> la movilidad de los pacientes de manera segura y cómoda, </text:span><text:span text:style-name="T13">reduciendo</text:span><text:span text:style-name="T45"> la carga física para el personal de atención médica.</text:span></text:p>
      <text:p text:style-name="P41"/>
      <text:p text:style-name="P42">En el ámbito de la <text:span text:style-name="T1">cirugía</text:span>, los robots quirúrgicos se han convertido en asistentes clave para los cirujanos. Aunque representan solo un pequeño porcentaje del mercado mundial de cirugía. Estos sistemas, actúan como <text:span text:style-name="T1">asistentes altamente precisos</text:span>. Su manejo <text:span text:style-name="T1">requiere</text:span> entrenamiento y formación específica. Las ventajas que ofrecen incluyen <text:span text:style-name="T1">precisión sin temblores</text:span>, capacidad para maniobrar en <text:span text:style-name="T1">espacios reducidos</text:span>, seguridad con <text:span text:style-name="T1">límites virtuales</text:span>, mejor visión con <text:span text:style-name="T1">modelos 3D</text:span>, <text:span text:style-name="T1">ergonomía</text:span> para el cirujano que puede realizar la intervención sentado, y una <text:span text:style-name="T1">recuperación mejorada</text:span> y <text:span text:style-name="T1">menos invasiva</text:span> para el paciente.</text:p>
      <text:p text:style-name="P42">El robot Da Vinci, ha sido utilizado en diversas cirugías mínimamente invasivas, como cáncer de próstata, colon, recto… Está equipado con 4 brazos de instrumental médico, una cámara con visión 3D, zoom, láser, pinzas y funciones de corte, siendo especialmente efectivo en la extirpación de próstata, con beneficios como menor sangrado, ausencia de incontinencia de orina y recuperación sexual mejorada.</text:p>
      <text:p text:style-name="P42"/>
      <text:p text:style-name="P43">En el ámbito de la <text:span text:style-name="T1">cirugía ortopédica</text:span>, el <text:span text:style-name="T1">robot Mako</text:span> de Stryker destaca especialmente en intervenciones relacionadas con la artritis. Utiliza <text:span text:style-name="T1">modelos anatómicos 3D personalizados</text:span> generados a partir de tomografías, proporcionando al cirujano una gran cantidad de información detallada. Este enfoque personalizado permite una <text:span text:style-name="T1">mayor precisión y control</text:span> durante la cirugía, <text:span text:style-name="T1">minimizando</text:span> <text:span text:style-name="T1">el daño</text:span> a los tejidos sanos y <text:span text:style-name="T1">reduciendo</text:span> la pérdida de sangre. En el caso de operaciones de cadera, Mako facilita la <text:span text:style-name="T1">planificación</text:span> de la operación, la <text:span text:style-name="T1">colocación de implantes</text:span> y el <text:span text:style-name="T1">registro del modelo 3D</text:span>, incluso abordando dislocaciones improbables y promoviendo mejores sensaciones permanentes para el paciente. En operaciones de rodilla, Mako proporciona un plan detallado de la operación, guía la colocación de implantes y registra el modelo 3D, además de incluir límites al corte para garantizar un mayor cuidado de los ligamentos.</text:p>
      <text:p text:style-name="P43"/>
      <text:p text:style-name="P44">ROSA Brain de Zimmer Biomet destaca en el campo de la neurocirugía abordando diversas aplicaciones, desde tumores en zonas difíciles hasta intervenciones para tratar la epilepsia, endoscopia y estimulación profunda. Diseñado para ser mínimamente invasivo, este sistema opera con movimientos restringidos en 6 DoF. Es capaz de realizar registros del modelo 3D, actuando como un “brain GPS” durante la cirugía. Esto proporciona al cirujano información detallada y en tiempo real para guiar las intervenciones con rapidez y precisión.</text:p>
      <text:p text:style-name="P44"/>
      <text:p text:style-name="P45">En el ámbito de la <text:span text:style-name="T1">desinfección y esterilización</text:span>, se han desarrollado robots como los de BlueOcean Robotics, como UVD Robots, que emplean <text:span text:style-name="T1">navegación autónoma</text:span> para realizar desinfecciones eficientes en entornos hospitalarios. Utilizan tecnologías como los <text:span text:style-name="T1">rayos UV-C</text:span>, que tienen la capacidad de eliminar casi el 100% de patógenos y bacterias en solo 10 minutos. Algunos sistemas también incorporan <text:span text:style-name="T1">métodos de desinfección </text:span>con<text:span text:style-name="T1"> spray</text:span> que utilizan peróxido.</text:p>
      <text:p text:style-name="P46"><text:soft-page-break/>En el ámbito del transporte interno en entornos hospitalarios, que implica la movilidad de medicinas, lavandería, comida, entre otros, se utilizan robots autónomos de transporte (AMR). Estos robots implementan sistemas de navegación autónoma que les permite moverse de manera eficiente y segura por los espacios hospitalarios. Están equipados con sensores láser y tecnología SLAM. En este sector existen pequeños proveedores que ofrecen soluciones como Evocart de Oppent, MiR100 o Photoneo.</text:p>
      <text:p text:style-name="P46"/>
      <text:p text:style-name="P47">En el ámbito de la rehabilitación, la incorporación de tecnologías robóticas ha permitido avances significativos en términos de velocidad y eficacia en el proceso de recuperación. Las prótesis robóticas tiene conexión a señales cerebrales para mejorar la movilidad de piernas, brazos y manos. Empresas como MarsiBionics ofrecen soluciones como el esqueleto pediátrico Atlas, que controla la rigidez de las articulaciones, y Mak, una rodilla activa. Hocoma destaca en la rehabilitación del equilibrio y la marcha con productos como LokomatPro y Andago. También ofrecen soluciones para el brazo y la mano, como ArmeoPower y ArmeoSpring.</text:p>
      <text:p text:style-name="P47">Cyberdyne se enfoca en la rehabilitación de piernas con Hybrid Assisted Limb, que utiliza señales nerviosas para multiplicar la fuerza por diez, beneficioso para personas con daños en la espina dorsal y enfermedades neuromusculares; <text:span text:style-name="T46">y en exoesqueletos lumbares.</text:span></text:p>
      <text:p text:style-name="P47"/>
      <text:p text:style-name="P47"/>
      <text:p text:style-name="P60">Robótica de campo</text:p>
      <text:p text:style-name="P48"/>
      <text:p text:style-name="P49">En el ámbito de la <text:span text:style-name="T1">agricultura</text:span>, la agricultura de precisión se ha vuelto esencial, buscando reducir <text:span text:style-name="T1">costos</text:span> y aumentar la <text:span text:style-name="T1">productividad</text:span>, al tiempo que se enfoca en la sostenibilidad.</text:p>
      <text:p text:style-name="P49">Los robots agrícolas, como los tractores autónomos, representados por Monarch, ofrecen eficiencia y operación sin emisiones. Realizan diversas tareas, desde arar y cosechar cultivos, hasta controlar malas hierbas, sembrar y monitorizar cultivos. La combinación de GPS y visión, como la solución Cognitive Agro Pilot, permite una cobertura precisa y una alta adopción.</text:p>
      <text:p text:style-name="P49">En la cosecha de cultivos extensivos, como trigo y soja, flotas de tractores eléctricos, respaldados por algoritmos de cobertura, ofrecen una operación 24/7, optimizando la utilización del tiempo favorable.</text:p>
      <text:p text:style-name="P50">Para la cosecha de frutas y hortalizas delicadas, como fresas y tomates, robots como el Virgo de Root AI y el TX Robotic Strawberry Harvester de Advanced Farm Technologies utilizan visión artificial, cámaras RGBD y técnicas de aprendizaje profundo para seleccionar y recolectar los productos maduros sin dañarlos. Las herramientas y técnicas que utilizan suelen ser pinzas, la succión de vacío o el movimiento entre hileras de cepas, matas o enredaderas.</text:p>
      <text:p text:style-name="P56"><text:span text:style-name="T27">En la viticultura, se emplean sistemas avanzados de clasificación de uvas como </text:span>Selectiv Vision de Pellen <text:span text:style-name="T47">y otros, para mejorar la calidad de los vinos. Separa las uvas sanas de desperfectos utilizando cámaras rápidas para detectar visualmente con DeepLearning las sanas, sopladores neumáticos para apartar los desperfectos y una cinta transportadora veloz.</text:span></text:p>
      <text:p text:style-name="P67"><text:span text:style-name="T48">Para el control de las malas hierbas se realiza una fumigación más selectiva y eficiente con dispositivos como AirSeed, o mediante eliminación mecánica con dipositivos de Naio Technologies como Dino o Ted.</text:span></text:p>
      <text:p text:style-name="P68">La sembradora y trasplantadora, tanto en exteriores como en interiores, se ha automatizado acelerando incluso la reforestación con dispositivos como AirSeed, que dispensa semillas según el tractor se mueve.</text:p>
      <text:p text:style-name="P68">La monitorización de cultivos mediante tecnologías como cámaras térmicas e hiperespectrales, o mapas de la salud de los cultivos, permiten tomar decisiones informadas.</text:p>
      <text:p text:style-name="P68"/>
      <text:p text:style-name="P69">En la industria minera, la automatización ha mejorado significativamente la seguridad y eficiencia. Taladros automáticos, controlados desde un centro de operaciones, aumentan la precisión y seguridad en la perforación con explosivos, especialmente en minería a cielo abierto como Goldcorp y Rio Tinto.</text:p>
      <text:p text:style-name="P69">El transporte de minerales se ha transformado con camiones autónomos gigantes, equipados con GPS, cámaras, radar y tecnología de IA. Esto ha reducido accidentes, aumentado la productividad y disminuido los costos operativos en áreas remotas, <text:span text:style-name="T49">como se evidencia en los proyectos de Volvo trucks.</text:span></text:p>
      <text:p text:style-name="P70">La exploración minera se beneficia de tecnologías de mapeo 3D, incluyendo LiDAR, IMU, cámaras térmicas, equipadas en drones y robots con patas, siendo un área en constante investigación, especialmente en entornos subterráneos y minas acuáticas. </text:p>
      <text:p text:style-name="P71">En situaciones de desastres como inundaciones, terremotos o accidentes, los robots ayudan a proporcionar información valiosa a los equipos de rescate en entornos peligrosos o de difícil acceso para las personas, además de no cansarse y ser fungibles.</text:p>
      <text:p text:style-name="P71">Un ejemplo de estos pueden ser el uso de PackBot de iRobot en la central nuclear de Fukushima o Colossus de SharkRobotics en operaciones de extinción de incendios, como el incidente en NotreDame.</text:p>
      <text:p text:style-name="P72">Los robots también se emplean para tareas específicas como valorar daños tras un desastre, además de desempeñar un papel importante en operaciones de búsqueda y rescate para localizar personas. La versatilidad, rapidez u capacidad para cubrir grandes áreas hacen que estos robots sean herramientas valiosas en operaciones de rescate, especialmente en entornos sin infraestructuras.</text:p>
      <text:p text:style-name="P72"/>
      <text:p text:style-name="P73"><text:soft-page-break/>En el ámbito de la limpieza de aguas, se utilizan robots especializados para eliminar plásticos (500kg/día) antes de que lleguen al óceano. Estos robots, como el WasteShark de RanMarine, operan tanto en modo teleoperado mediante radio-control como en modo autónomo, siguiendo puntos de paso predefinidos. Están equipados con tecnologías como GPS y LiDAR para asegurar una navegación segura y eficiente.</text:p>
      <text:p text:style-name="P73"/>
      <text:p text:style-name="P73">La exploración espacial implica desafíos únicos, como la alta radiación, condiciones extremas de temperatura y la incapacidad de retorno. Los robots diseñados para el espacio son desarrollos a medida, costosos y equipados con una variedad de sensores. Se emplean <text:span text:style-name="T50">tanto patas como ruedas para garantizar la movilidad en diversos terrenos. Ejemplos pueden ser el rover Perseverance o el dron Ingenuity.</text:span></text:p>
      <text:p text:style-name="P73"/>
      <text:p text:style-name="P74">En la inspección y mantenimiento los robots de servicio ofrecen rapidez, cubren mucha zona en poco tiempo; más económicos a largo plazo en comparación con opciones tradicionales; seguridad, no se ponen personas en riesgo; y precisión, capaces de realizar tareas con alta precisión y consistencia.</text:p>
      <text:p text:style-name="P74"/>
      <text:p text:style-name="P74"><text:span text:style-name="T51">Los robots de servicio son esenciales en cartografía, ofreciendo capacidades como medición de volúmenes, procesamiento SLAM, fotogrametria para mapas tridimensionales a partir de fotografías y levantamientos topográficos detallados. </text:span><text:span text:style-name="T52">Con herramientas como Conyca y plataformas como Pix4D Mapper, mejoran la eficiencia al proporcionar información detallada y en tiempo real en proyectos de mapeo y construcción.</text:span></text:p>
      <text:p text:style-name="P74"/>
      <text:p text:style-name="P75">En la inspección de infraestructuras los robots abordan desafíos en plantas petrolíferas o de gas, así como en la inspección de calderas, chimeneas industriales y tanques. Ejemplos incluyen Halo Robotics, Petrobot y soluciones específicas como Tank Farm Inspection. Su uso reduce costos al eliminar la necesidad de andamios, mejorar la seguridad al evitar la exposición de personas y emplea cámaras y LiDAR para inspecciones precis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6:38:43.237715763</meta:creation-date>
    <dc:date>2024-01-12T20:42:22.368776817</dc:date>
    <meta:editing-duration>PT2H8M43S</meta:editing-duration>
    <meta:editing-cycles>17</meta:editing-cycles>
    <meta:generator>LibreOffice/7.3.7.2$Linux_X86_64 LibreOffice_project/30$Build-2</meta:generator>
    <meta:document-statistic meta:table-count="0" meta:image-count="0" meta:object-count="0" meta:page-count="10" meta:paragraph-count="86" meta:word-count="4102" meta:character-count="27450" meta:non-whitespace-character-count="23444"/>
  </office:meta>
</office:document-meta>
</file>